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Writer.putParameterAnnotations( final int attributeNameIndex , final AnnotationWriter [ ] annotationWriters , final int annotableParameterCount , final ByteVector outp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nnotationWriter.computeAnnotationsSize( final AnnotationWriter lastRuntimeVisibleAnnotation , final AnnotationWriter lastRuntimeInvisibleAnnotation , final AnnotationWriter lastRuntimeVisibleTypeAnnotation , final AnnotationWriter lastRuntimeInvisibleTypeAnnot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nnotationWriter.visitAnnotation( final String name , final String descri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Writer.computeAnnotationsSize( final String attribut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nnotationWriter.create( final SymbolTable symbolTable , final String descriptor , final AnnotationWriter previous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nnotationWriter.computeParameterAnnotationsSize( final String attributeName , final AnnotationWriter [ ] annotationWriters , final int annotableParameterCou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Writer.create( final SymbolTable symbolTable , final int typeRef , final TypePath typePath , final String descriptor , final AnnotationWriter previousAn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nnotationWriter.visit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Writer.putAnnotations( final int attributeNameIndex , final ByteVector out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nnotationWriter.visitEnum( final String name , final String descriptor , final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nnotationWriter.visit( final String name , final Object value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">
            <text:p text:style-name="Table_20_Contents">1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AnnotationWriter.AnnotationWriter( final SymbolTable symbolTable , final boolean useNamedValues , final ByteVector annotation , final AnnotationWriter previousAnnot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notationWriter.putAnnotations( final SymbolTable symbolTable , final AnnotationWriter lastRuntimeVisibleAnnotation , final AnnotationWriter lastRuntimeInvisibleAnnotation , final AnnotationWriter lastRuntimeVisibleTypeAnnotation , final AnnotationWriter lastRuntimeInvisibleTypeAnnotation , final ByteVector outp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nnotationWriter.visitArray( final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